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bc29" officeooo:paragraph-rsid="0015bc29"/>
    </style:style>
    <style:style style:name="P2" style:family="paragraph" style:parent-style-name="Standard" style:list-style-name="L1">
      <style:text-properties officeooo:rsid="0016b92e" officeooo:paragraph-rsid="0016b92e"/>
    </style:style>
    <style:style style:name="P3" style:family="paragraph" style:parent-style-name="Standard" style:list-style-name="L1">
      <style:text-properties officeooo:rsid="0018646a" officeooo:paragraph-rsid="0018646a"/>
    </style:style>
    <style:style style:name="P4" style:family="paragraph" style:parent-style-name="Standard">
      <style:text-properties officeooo:rsid="0018646a" officeooo:paragraph-rsid="0018646a"/>
    </style:style>
    <style:style style:name="T1" style:family="text">
      <style:text-properties officeooo:rsid="0016b92e"/>
    </style:style>
    <style:style style:name="T2" style:family="text">
      <style:text-properties officeooo:rsid="0018646a"/>
    </style:style>
    <style:style style:name="T3" style:family="text">
      <style:text-properties officeooo:rsid="000d8fc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50638551622528914" text:style-name="L1">
        <text:list-header>
          <text:p text:style-name="P3">Robert Colvin (862060875)</text:p>
        </text:list-header>
      </text:list>
      <text:p text:style-name="P4"><text:tab/>CS226 Fall 2019</text:p>
      <text:p text:style-name="P4"><text:tab/>Programming Assignment 2</text:p>
      <text:p text:style-name="P4"/>
      <text:list xml:id="list82358671923387" text:continue-numbering="true" text:style-name="L1">
        <text:list-item>
          <text:p text:style-name="P1">I used InputFormat of FileInputFormat for the MapReduce program to simply give it a path to the input file.</text:p>
        </text:list-item>
        <text:list-item>
          <text:p text:style-name="P1">The input format for map is the string representation of the Text object that represents the input file (ie. the input format is Text, which is then converted to a String which is what the work is done on). The output format is key-value pairs of &lt;Text, DoubleWritable&gt;.</text:p>
        </text:list-item>
        <text:list-item>
          <text:p text:style-name="P1">KNN (without pruning or some sort of dimensionality reduction) requires that we calculate the distance to every point in the dataset; the logic of the map function is to calculate each point’s <text:span text:style-name="T1">Euclidean</text:span> distance from the given query point and emit key-value pairs of the form &lt;PointID, <text:span text:style-name="T1">distance&gt;.</text:span></text:p>
        </text:list-item>
        <text:list-item>
          <text:p text:style-name="P2">No combiner function is used.</text:p>
        </text:list-item>
        <text:list-item>
          <text:p text:style-name="P2">I wrote a class called KNNPoint that simply bundles pointID and distance together. The Reducer class maintains a static PriorityQueue (MaxHeap) of KNNPoints. Each point is added to the heap until it is size k, at which point I check to see if the current KNNPoint’s distance is less than the farthest distance in the heap; if so, I remove the farthest distance from the heap and add the current point. Since the reduce method runs once for every key and, as previously stated, I need to check every data point to figure out the k nearest, the reduce function does not perform final results. The cleanup function runs only once per reducer and by the time it’s done reducing I should have a heap of size &lt;= k, I used the cleanup function in the Reducer class to actually write to disk the final results: pointID and distance from the query point.</text:p>
        </text:list-item>
        <text:list-item>
          <text:p text:style-name="P2">Number of mappers can vary. Number of reducers is set to one to simplify <text:span text:style-name="T2">output management, but could be allowed to vary if I managed to set k to decrement after each result’s write to disk.</text:span></text:p>
        </text:list-item>
        <text:list-item>
          <text:p text:style-name="P3">Number of records shuffled between mappers and reducers: <text:span text:style-name="T3">1050740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07:51:04.034698388</meta:creation-date>
    <dc:date>2019-10-28T08:23:58.188930590</dc:date>
    <meta:editing-duration>PT11M13S</meta:editing-duration>
    <meta:editing-cycles>1</meta:editing-cycles>
    <meta:document-statistic meta:table-count="0" meta:image-count="0" meta:object-count="0" meta:page-count="1" meta:paragraph-count="10" meta:word-count="334" meta:character-count="1882" meta:non-whitespace-character-count="1563"/>
    <meta:generator>LibreOffice/5.1.6.2$Linux_X86_64 LibreOffice_project/10m0$Build-2</meta:generator>
  </office:meta>
</office:document-meta>
</file>